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/>
    </style:style>
    <style:style style:name="gr4" style:family="graphic" style:parent-style-name="standard">
      <style:graphic-properties draw:fill="solid" draw:fill-color="#ffffff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0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タイトル1-title">
      <style:graphic-properties draw:stroke="none" draw:fill="none" draw:fill-color="#bbe0e3" draw:textarea-horizontal-align="justify" draw:textarea-vertical-align="middle" draw:auto-grow-height="true" draw:auto-grow-width="false" fo:min-height="0.8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タイトル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タイトル1-title">
      <style:graphic-properties draw:stroke="none" draw:fill="none" draw:fill-color="#bbe0e3" draw:textarea-horizontal-align="justify" draw:textarea-vertical-align="middle" draw:auto-grow-height="true" draw:auto-grow-width="false" fo:min-height="0.759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標準-title">
      <style:graphic-properties draw:stroke="none" draw:fill="none" draw:fill-color="#bbe0e3" draw:textarea-horizontal-align="justify" draw:textarea-vertical-align="middle" draw:auto-grow-height="true" draw:auto-grow-width="false" fo:min-height="0.54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標準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margin-left="0cm" fo:margin-right="0cm" fo:text-indent="0cm"/>
      <style:text-properties style:font-size-asian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text:enable-numbering="false" fo:margin-left="0cm" fo:margin-right="0cm" fo:line-height="100%" fo:text-align="center" fo:text-indent="0cm" style:writing-mode="lr-tb"/>
    </style:style>
    <style:style style:name="P11" style:family="paragraph">
      <style:paragraph-properties text:enable-numbering="false" fo:margin-left="0cm" fo:margin-right="0cm" fo:line-height="100%" fo:text-align="center" fo:text-indent="0cm" style:writing-mode="lr-tb"/>
      <style:text-properties fo:font-family="メイリオ" style:font-family-generic="modern" style:font-pitch="variable" fo:font-size="28pt" fo:font-weight="bold" style:font-family-asian="メイリオ" style:font-family-generic-asian="modern" style:font-pitch-asian="variable" style:font-size-asian="28pt" style:font-weight-asian="bold" style:font-size-complex="28pt" style:font-weight-complex="bold"/>
    </style:style>
    <style:style style:name="P12" style:family="paragraph">
      <style:text-properties style:font-size-asian="18pt"/>
    </style:style>
    <style:style style:name="T1" style:family="text">
      <style:text-properties fo:font-size="14pt" style:font-family-asian="'Arial Bold'" style:font-pitch-asian="variable" style:font-size-asian="14pt" style:font-family-complex="'Arial Bold'" style:font-pitch-complex="variable" style:font-size-complex="14pt"/>
    </style:style>
    <style:style style:name="T2" style:family="text">
      <style:text-properties fo:color="#000000" fo:language="en" fo:country="US" style:language-asian="ja" style:country-asian="JP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メイリオ" style:font-family-generic="modern" style:font-pitch="variable" fo:font-size="28pt" fo:font-weight="bold" style:font-family-asian="メイリオ" style:font-family-generic-asian="modern" style:font-pitch-asian="variable" style:font-size-asian="28pt" style:font-weight-asian="bold" style:font-size-complex="28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size-asian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1" presentation:presentation-page-layout-name="AL1T0">
        <office:forms form:automatic-focus="false" form:apply-design-mode="false"/>
        <draw:custom-shape draw:style-name="gr1" draw:text-style-name="P2" draw:layer="layout" svg:width="5.082cm" svg:height="0.853cm" svg:x="1.613cm" svg:y="9.525cm">
          <text:p text:style-name="P1"><text:span text:style-name="T1">Version 2012/8/20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4cm" svg:height="1.319cm" svg:x="1.905cm" svg:y="8.115cm" presentation:class="title" presentation:user-transformed="true">
          <draw:text-box>
            <text:p text:style-name="P1"><text:span text:style-name="T2">PxFW</text:span><text:span text:style-name="T2">関連資料</text:span></text:p>
          </draw:text-box>
        </draw:frame>
        <draw:frame draw:style-name="gr2" draw:text-style-name="P3" draw:layer="layout" svg:width="5.485cm" svg:height="0.589cm" svg:x="18.913cm" svg:y="9.342cm">
          <draw:text-box>
            <text:p><text:span text:style-name="T3">Introduction of “Pickles Framework”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タイトル1" presentation:presentation-page-layout-name="AL1T0">
        <office:forms form:automatic-focus="false" form:apply-design-mode="false"/>
        <draw:frame presentation:style-name="pr3" draw:text-style-name="P2" draw:layer="layout" svg:width="21.594cm" svg:height="1.214cm" svg:x="1.905cm" svg:y="8.167cm" presentation:class="title" presentation:user-transformed="true">
          <draw:text-box>
            <text:p text:style-name="P1"><text:span text:style-name="T4">PxFW </text:span><text:span text:style-name="T4">各種周辺アプリ開発 基本設計</text:span></text:p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5">PxFW </text:span><text:span text:style-name="T5">周辺関連ツール開発</text:span></text:p>
          </draw:text-box>
        </draw:frame>
        <draw:circle draw:style-name="standard" draw:text-style-name="P6" draw:layer="layout" svg:width="7.5cm" svg:height="7.5cm" svg:x="1.5cm" svg:y="6.1cm">
          <text:p text:style-name="P5"><text:span text:style-name="T5">サイト</text:span><text:span text:style-name="T5">(</text:span><text:span text:style-name="T5">プロダクト</text:span><text:span text:style-name="T5">)</text:span></text:p>
          <text:p text:style-name="P5"><text:span text:style-name="T5">on PxFW</text:span></text:p>
        </draw:circle>
        <draw:ellipse draw:style-name="standard" draw:text-style-name="P7" xml:id="id3" draw:id="id3" draw:layer="layout" svg:width="5.5cm" svg:height="3.515cm" svg:x="18.1cm" svg:y="2.6cm">
          <text:p text:style-name="P5"><text:span text:style-name="T6">ディレクター向け</text:span><text:span text:style-name="T7"><text:line-break/></text:span><text:span text:style-name="T7">GUI</text:span><text:span text:style-name="T7">ツールキット</text:span><text:span text:style-name="T7"><text:line-break/></text:span><text:span text:style-name="T7">(AIR App?)</text:span></text:p>
        </draw:ellipse>
        <draw:ellipse draw:style-name="standard" draw:text-style-name="P7" xml:id="id4" draw:id="id4" draw:layer="layout" svg:width="5.5cm" svg:height="3.515cm" svg:x="18.1cm" svg:y="6.243cm">
          <text:p text:style-name="P5"><text:span text:style-name="T6">コンテンツコーダー向け</text:span><text:span text:style-name="T7"><text:line-break/></text:span><text:span text:style-name="T7">GUI</text:span><text:span text:style-name="T7">ツールキット</text:span><text:span text:style-name="T7"><text:line-break/></text:span><text:span text:style-name="T7">(AIR App?)</text:span></text:p>
        </draw:ellipse>
        <draw:ellipse draw:style-name="standard" draw:text-style-name="P7" xml:id="id5" draw:id="id5" draw:layer="layout" svg:width="5.5cm" svg:height="3.515cm" svg:x="18.1cm" svg:y="9.864cm">
          <text:p text:style-name="P5"><text:span text:style-name="T6">テスター向け</text:span><text:span text:style-name="T7"><text:line-break/></text:span><text:span text:style-name="T7">GUI</text:span><text:span text:style-name="T7">ツールキット</text:span><text:span text:style-name="T7"><text:line-break/></text:span><text:span text:style-name="T7">(AIR App?)</text:span></text:p>
        </draw:ellipse>
        <draw:ellipse draw:style-name="standard" draw:text-style-name="P7" xml:id="id6" draw:id="id6" draw:layer="layout" svg:width="5.5cm" svg:height="3.515cm" svg:x="18.1cm" svg:y="13.485cm">
          <text:p text:style-name="P5"><text:span text:style-name="T7">外部既存サイト</text:span><text:span text:style-name="T7"><text:line-break/></text:span><text:span text:style-name="T7">インポートツール</text:span><text:span text:style-name="T7"><text:line-break/></text:span><text:span text:style-name="T7">(AIR App?)</text:span></text:p>
        </draw:ellipse>
        <draw:connector draw:style-name="gr3" draw:layer="layout" svg:x1="13.9cm" svg:y1="9.75cm" svg:x2="12.7cm" svg:y2="9.75cm" draw:start-shape="id1" draw:start-glue-point="5" draw:end-shape="id2" svg:d="m13900 9750h-1200">
          <text:p/>
        </draw:connector>
        <draw:rect draw:style-name="gr4" draw:text-style-name="P8" xml:id="id2" draw:id="id2" draw:layer="layout" svg:width="4.5cm" svg:height="1.5cm" svg:x="8.2cm" svg:y="9cm">
          <text:p text:style-name="P5"><text:span text:style-name="T8">PX Commands</text:span><text:span text:style-name="T8"><text:line-break/></text:span><text:span text:style-name="T8">API</text:span></text:p>
        </draw:rect>
        <draw:custom-shape draw:style-name="gr5" draw:text-style-name="P9" xml:id="id1" draw:id="id1" draw:layer="layout" svg:width="3.5cm" svg:height="1.5cm" svg:x="13.9cm" svg:y="9cm">
          <text:p text:style-name="P5"><text:span text:style-name="T6">HTT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layer="layout" svg:x1="15.65cm" svg:y1="9cm" svg:x2="18.1cm" svg:y2="4.357cm" draw:start-shape="id1" draw:start-glue-point="4" draw:end-shape="id3" draw:end-glue-point="3" svg:d="m15650 9000v-4643h2450">
          <text:p/>
        </draw:connector>
        <draw:connector draw:style-name="standard" draw:layer="layout" svg:x1="15.65cm" svg:y1="9cm" svg:x2="18.1cm" svg:y2="8cm" draw:start-shape="id1" draw:start-glue-point="4" draw:end-shape="id4" svg:d="m15650 9000v-1000h2450">
          <text:p/>
        </draw:connector>
        <draw:connector draw:style-name="standard" draw:layer="layout" svg:x1="15.65cm" svg:y1="10.5cm" svg:x2="18.1cm" svg:y2="11.621cm" draw:start-shape="id1" draw:start-glue-point="6" draw:end-shape="id5" draw:end-glue-point="3" svg:d="m15650 10500v1121h2450">
          <text:p/>
        </draw:connector>
        <draw:connector draw:style-name="standard" draw:layer="layout" svg:x1="15.65cm" svg:y1="10.5cm" svg:x2="18.1cm" svg:y2="15.242cm" draw:start-shape="id1" draw:start-glue-point="6" draw:end-shape="id6" draw:end-glue-point="3" svg:d="m15650 10500v4742h2450">
          <text:p/>
        </draw:connector>
        <presentation:notes draw:style-name="dp2">
          <draw:page-thumbnail draw:layer="layout" svg:width="12.7cm" svg:height="9.525cm" svg:x="3.175cm" svg:y="1.905cm" draw:page-number="3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タイトル1" presentation:presentation-page-layout-name="AL1T0">
        <office:forms form:automatic-focus="false" form:apply-design-mode="false"/>
        <draw:frame presentation:style-name="pr3" draw:text-style-name="P2" draw:layer="layout" svg:width="21.594cm" svg:height="1.214cm" svg:x="1.905cm" svg:y="8.167cm" presentation:class="title" presentation:user-transformed="true">
          <draw:text-box>
            <text:p text:style-name="P1"><text:span text:style-name="T4">PxFW</text:span><text:span text:style-name="T4">ユーザーの学習補助施策</text:span></text:p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5">学習補助施策</text:span></text:p>
          </draw:text-box>
        </draw:frame>
        <draw:custom-shape draw:style-name="gr6" draw:text-style-name="P11" draw:layer="layout" svg:width="23.998cm" svg:height="3.498cm" svg:x="0.702cm" svg:y="2.502cm">
          <text:p text:style-name="P10"><text:span text:style-name="T9">PxFW</text:span><text:span text:style-name="T9">ユーザーが、</text:span><text:span text:style-name="T9"><text:line-break/></text:span><text:span text:style-name="T9">フレームワークを効率よく学習するために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6.834cm" svg:height="4.061cm" svg:x="1.91cm" svg:y="7.783cm">
          <draw:text-box>
            <text:p>【１】ウェブサイトを開設・整備する。</text:p>
            <text:p/>
            <text:p>【２】PxFWのセットアップ初期状態の実装を整備する。</text:p>
            <text:p/>
            <text:p>【３】同梱ドキュメントを整備する。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5">発信のフェーズ・習熟度目標</text:span></text:p>
          </draw:text-box>
        </draw:frame>
        <draw:frame draw:style-name="gr2" draw:text-style-name="P12" draw:layer="layout" svg:width="18.917cm" svg:height="5.839cm" svg:x="2.81cm" svg:y="6.294cm">
          <draw:text-box>
            <text:p><text:span text:style-name="T10">【習熟度目標】</text:span></text:p>
            <text:p><text:span text:style-name="T11"/></text:p>
            <text:p><text:span text:style-name="T11">■</text:span><text:span text:style-name="T11">サイトマップ、コンテンツ、テーマの基本的な機能を使える。</text:span></text:p>
            <text:p><text:span text:style-name="T11"/></text:p>
            <text:p><text:span text:style-name="T11">■</text:span><text:span text:style-name="T11">CSS</text:span><text:span text:style-name="T11">モジュール設計の標準化の意義を理解し、活用できる。</text:span></text:p>
            <text:p><text:span text:style-name="T11"/></text:p>
            <text:p><text:span text:style-name="T11">■</text:span><text:span text:style-name="T11">静的な</text:span><text:span text:style-name="T11">HTML</text:span><text:span text:style-name="T11">にパブリッシュできる。</text:span></text:p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5">【１】ウェブサイトの役割</text:span></text:p>
          </draw:text-box>
        </draw:frame>
        <draw:custom-shape draw:style-name="gr6" draw:text-style-name="P11" draw:layer="layout" svg:width="23.998cm" svg:height="1.998cm" svg:x="0.702cm" svg:y="2.502cm">
          <text:p text:style-name="P10"><text:span text:style-name="T9">“</text:span><text:span text:style-name="T9">ウェブサイト” の役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2" draw:layer="layout" svg:width="19.15cm" svg:height="10.157cm" svg:x="1.91cm" svg:y="5.635cm">
          <draw:text-box>
            <text:p><text:span text:style-name="T11">■</text:span><text:span text:style-name="T11">PxFW</text:span><text:span text:style-name="T11">のバージョン別</text:span><text:span text:style-name="T11">ZIP</text:span><text:span text:style-name="T11">パッケージのダウンロード・変更履歴</text:span></text:p>
            <text:p><text:span text:style-name="T11"/></text:p>
            <text:p><text:span text:style-name="T11">■</text:span><text:span text:style-name="T11">セットアップ手順 がわかる。</text:span></text:p>
            <text:p><text:span text:style-name="T11"/></text:p>
            <text:p><text:span text:style-name="T11">■</text:span><text:span text:style-name="T11">基本構造・概念 がわかる。</text:span></text:p>
            <text:p><text:span text:style-name="T11"/></text:p>
            <text:p><text:span text:style-name="T11">■</text:span><text:span text:style-name="T11">FW</text:span><text:span text:style-name="T11">標準</text:span><text:span text:style-name="T11">CSS</text:span><text:span text:style-name="T11">モジュール設計一覧・仕様 がわかる。</text:span></text:p>
            <text:p><text:span text:style-name="T11"/></text:p>
            <text:p><text:span text:style-name="T11">■</text:span><text:span text:style-name="T11">パブリッシュ手順 がわかる。</text:span></text:p>
            <text:p><text:span text:style-name="T11"/></text:p>
            <text:p><text:span text:style-name="T11">■</text:span><text:span text:style-name="T11">目的別</text:span><text:span text:style-name="T11">TIPS </text:span><text:span text:style-name="T11">で課題を解決できる。</text:span></text:p>
            <text:p><text:span text:style-name="T11"/></text:p>
            <text:p><text:span text:style-name="T11">■</text:span><text:span text:style-name="T11">サンプルコード、マクロ等の配布</text:span></text:p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5">【２】初期セットアップ状態の役割</text:span></text:p>
          </draw:text-box>
        </draw:frame>
        <draw:custom-shape draw:style-name="gr6" draw:text-style-name="P11" draw:layer="layout" svg:width="23.998cm" svg:height="1.998cm" svg:x="0.702cm" svg:y="2.502cm">
          <text:p text:style-name="P10"><text:span text:style-name="T9">“</text:span><text:span text:style-name="T9">初期セットアップ状態” の役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2" draw:layer="layout" svg:width="13.837cm" svg:height="3.299cm" svg:x="1.91cm" svg:y="7.964cm">
          <draw:text-box>
            <text:p><text:span text:style-name="T11">■</text:span><text:span text:style-name="T11">基本構造を直感的に理解できる。</text:span></text:p>
            <text:p><text:span text:style-name="T11"/></text:p>
            <text:p><text:span text:style-name="T11">■</text:span><text:span text:style-name="T11">セットアップ完了からパブリッシュまでの、</text:span></text:p>
            <text:p><text:span text:style-name="T11">　一通りの作業手順が、直感的に理解できる。</text:span></text:p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5">【３】同梱ドキュメントの役割</text:span></text:p>
          </draw:text-box>
        </draw:frame>
        <draw:custom-shape draw:style-name="gr6" draw:text-style-name="P11" draw:layer="layout" svg:width="23.998cm" svg:height="1.998cm" svg:x="0.702cm" svg:y="2.502cm">
          <text:p text:style-name="P10"><text:span text:style-name="T9">“</text:span><text:span text:style-name="T9">同梱ドキュメント” の役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2" draw:layer="layout" svg:width="16.377cm" svg:height="1.013cm" svg:x="1.91cm" svg:y="9.107cm">
          <draw:text-box>
            <text:p><text:span text:style-name="T11">■</text:span><text:span text:style-name="T11">プロジェクトメンバーへの共有ドキュメントの雛形。</text:span></text:p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_20_91" draw:fill-image-name="Bitmape_20_1" draw:fill-image-width="0cm" draw:fill-image-height="0cm" draw:textarea-horizontal-align="center" draw:textarea-vertical-align="middle" draw:auto-grow-height="true" draw:auto-grow-width="tru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style-name="レギュラー" style:font-family-generic="modern" style:font-pitch="variable" fo:font-size="18pt" fo:font-style="normal" fo:text-shadow="none" style:text-underline-style="none" fo:font-weight="normal" style:font-family-asian="メイリオ" style:font-style-name-asian="レギュラー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20pt" fo:font-style="normal" fo:text-shadow="none" style:text-underline-style="none" fo:font-weight="bold" style:font-family-asian="メイリオ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style style:name="タイトル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>
        <text:list-style style:name="タイトル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タイトル1-outline3" style:family="presentation" style:parent-style-name="タイトル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タイトル1-outline4" style:family="presentation" style:parent-style-name="タイトル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5" style:family="presentation" style:parent-style-name="タイトル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6" style:family="presentation" style:parent-style-name="タイトル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7" style:family="presentation" style:parent-style-name="タイトル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8" style:family="presentation" style:parent-style-name="タイトル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9" style:family="presentation" style:parent-style-name="タイトル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>
        <text:list-style style:name="タイトル1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20pt" fo:font-style="normal" fo:text-shadow="none" style:text-underline-style="none" fo:font-weight="bold" style:letter-kerning="true" style:font-family-asian="メイリオ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標準-title">
      <style:graphic-properties draw:fill-color="#ffffff" draw:auto-grow-height="false" fo:min-height="3.181cm"/>
    </style:style>
    <style:style style:name="Mpr2" style:family="presentation" style:parent-style-name="標準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0.74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標準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タイトル1-title">
      <style:graphic-properties draw:fill-color="#ffffff" draw:auto-grow-height="false" fo:min-height="3.181cm"/>
    </style:style>
    <style:style style:name="Mpr6" style:family="presentation" style:parent-style-name="タイトル1-outline1">
      <style:graphic-properties draw:fill-color="#ffffff" draw:auto-grow-height="false" fo:min-height="12.573cm"/>
    </style:style>
    <style:style style:name="Mpr7" style:family="presentation" style:parent-style-name="タイトル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タイトル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Black'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3.279cm" svg:height="1.269cm" svg:x="2.494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503cm" svg:height="1.269cm" svg:x="13.16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3.279cm" svg:height="1.269cm" svg:x="2.494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288cm" svg:height="1.269cm" svg:x="13.772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Mpr1" draw:text-style-name="MP3" draw:layer="backgroundobjects" svg:width="23.998cm" svg:height="1.108cm" svg:x="0.701cm" svg:y="0.466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9.596cm" svg:height="0.746cm" svg:x="7.902cm" svg:y="17.775cm" presentation:class="page-number">
        <draw:text-box>
          <text:p text:style-name="MP4"><text:span text:style-name="MT2"><text:page-number>1</text:page-number></text:span></text:p>
        </draw:text-box>
      </draw:frame>
      <draw:line draw:style-name="Mgr3" draw:text-style-name="MP5" draw:layer="backgroundobjects" svg:x1="0.701cm" svg:y1="1.583cm" svg:x2="24.699cm" svg:y2="1.583cm">
        <text:p/>
      </draw:line>
      <draw:frame presentation:style-name="標準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標準-title" draw:layer="backgroundobjects" svg:width="12.7cm" svg:height="9.526cm" svg:x="3.175cm" svg:y="1.904cm" presentation:class="page"/>
        <draw:frame presentation:style-name="標準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1</text:page-number></text:span></text:p>
          </draw:text-box>
        </draw:frame>
      </presentation:notes>
    </style:master-page>
    <style:master-page style:name="タイトル1" style:page-layout-name="PM1" draw:style-name="Mdp1">
      <draw:frame presentation:style-name="Mpr5" draw:text-style-name="MP3" draw:layer="backgroundobjects" svg:width="21.594cm" svg:height="1.108cm" svg:x="1.905cm" svg:y="8.22cm" presentation:class="title">
        <draw:text-box>
          <text:p text:style-name="MP3">タイトルテキストの書式を編集するにはクリックします。</text:p>
        </draw:text-box>
      </draw:frame>
      <draw:line draw:style-name="Mgr3" draw:text-style-name="MP5" draw:layer="backgroundobjects" svg:x1="0.701cm" svg:y1="17.612cm" svg:x2="24.699cm" svg:y2="17.612cm">
        <text:p/>
      </draw:line>
      <draw:line draw:style-name="Mgr3" draw:text-style-name="MP5" draw:layer="backgroundobjects" svg:x1="0.701cm" svg:y1="1.583cm" svg:x2="24.699cm" svg:y2="1.583cm">
        <text:p/>
      </draw:line>
      <draw:line draw:style-name="Mgr5" draw:text-style-name="MP5" draw:layer="backgroundobjects" svg:x1="1.905cm" svg:y1="9.327cm" svg:x2="23.499cm" svg:y2="9.327cm">
        <text:p/>
      </draw:line>
      <draw:frame presentation:style-name="Mpr6" draw:text-style-name="MP9" draw:layer="backgroundobjects" svg:width="22.859cm" svg:height="7.5cm" svg:x="1.27cm" svg:y="9.5cm" presentation:class="outline">
        <draw:text-box>
          <text:list text:style-name="ML4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タイトル1-title" draw:layer="backgroundobjects" svg:width="12.7cm" svg:height="9.526cm" svg:x="3.175cm" svg:y="1.904cm" presentation:class="page"/>
        <draw:frame presentation:style-name="タイトル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PicklesFrameworkのススメ</dc:title>
    <meta:creation-date>2003-07-25T14:47:56</meta:creation-date>
    <dc:date>2008-09-15T21:33:29</dc:date>
    <meta:print-date>2008-09-15T21:21:16</meta:print-date>
    <meta:editing-cycles>1</meta:editing-cycles>
    <meta:editing-duration>PT0S</meta:editing-duration>
    <meta:document-statistic meta:object-count="83"/>
    <meta:user-defined meta:name="情報 1"/>
    <meta:user-defined meta:name="情報 2"/>
    <meta:user-defined meta:name="情報 3"/>
    <meta:user-defined meta:name="情報 4"/>
  </office:meta>
</office:document-meta>
</file>